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2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% of 300W</text:p>
          </table:table-cell>
          <table:table-cell office:value-type="string" calcext:value-type="string">
            <text:p>SnO2 (counts/5 min)</text:p>
          </table:table-cell>
          <table:table-cell office:value-type="string" calcext:value-type="string">
            <text:p>SnO2 (counts/min)</text:p>
          </table:table-cell>
          <table:table-cell office:value-type="string" calcext:value-type="string">
            <text:p>ZnO (counts/5min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2]/3" office:value-type="float" office:value="33.3333333333333" calcext:value-type="float">
            <text:p>33.3333333333</text:p>
          </table:table-cell>
          <table:table-cell office:value-type="float" office:value="205" calcext:value-type="float">
            <text:p>205</text:p>
          </table:table-cell>
          <table:table-cell table:formula="of:=[.C2]/5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3]/3"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table:formula="of:=[.C3]/5" office:value-type="float" office:value="51.6" calcext:value-type="float">
            <text:p>51.6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A4]/3" office:value-type="float" office:value="46.6666666666667" calcext:value-type="float">
            <text:p>46.6666666667</text:p>
          </table:table-cell>
          <table:table-cell office:value-type="float" office:value="314" calcext:value-type="float">
            <text:p>314</text:p>
          </table:table-cell>
          <table:table-cell table:formula="of:=[.C4]/5" office:value-type="float" office:value="62.8" calcext:value-type="float">
            <text:p>62.8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5]/3" office:value-type="float" office:value="53.3333333333333" calcext:value-type="float">
            <text:p>53.3333333333</text:p>
          </table:table-cell>
          <table:table-cell office:value-type="float" office:value="364" calcext:value-type="float">
            <text:p>364</text:p>
          </table:table-cell>
          <table:table-cell table:formula="of:=[.C5]/5" office:value-type="float" office:value="72.8" calcext:value-type="float">
            <text:p>72.8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6]/3" office:value-type="float" office:value="60" calcext:value-type="float">
            <text:p>60</text:p>
          </table:table-cell>
          <table:table-cell office:value-type="float" office:value="417" calcext:value-type="float">
            <text:p>417</text:p>
          </table:table-cell>
          <table:table-cell table:formula="of:=[.C6]/5" office:value-type="float" office:value="83.4" calcext:value-type="float">
            <text:p>83.4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A7]/3" office:value-type="float" office:value="66.6666666666667" calcext:value-type="float">
            <text:p>66.6666666667</text:p>
          </table:table-cell>
          <table:table-cell office:value-type="float" office:value="475" calcext:value-type="float">
            <text:p>475</text:p>
          </table:table-cell>
          <table:table-cell table:formula="of:=[.C7]/5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8]/3" office:value-type="float" office:value="16.6666666666667" calcext:value-type="float">
            <text:p>16.6666666667</text:p>
          </table:table-cell>
          <table:table-cell office:value-type="float" office:value="78" calcext:value-type="float">
            <text:p>78</text:p>
          </table:table-cell>
          <table:table-cell table:formula="of:=[.C8]/5" office:value-type="float" office:value="15.6" calcext:value-type="float">
            <text:p>15.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 (slope)</text:p>
          </table:table-cell>
          <table:table-cell/>
          <table:table-cell office:value-type="float" office:value="-5.69" calcext:value-type="float">
            <text:p>-5.69</text:p>
          </table:table-cell>
          <table:table-cell office:value-type="float" office:value="-1.14" calcext:value-type="float">
            <text:p>-1.14</text:p>
          </table:table-cell>
          <table:table-cell/>
        </table:table-row>
        <table:table-row table:style-name="ro2">
          <table:table-cell office:value-type="string" calcext:value-type="string">
            <text:p>B (intercept)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harne </meta:initial-creator>
    <meta:creation-date>2014-02-12T10:18:09.701565031</meta:creation-date>
    <dc:date>2014-02-12T11:13:49.258858108</dc:date>
    <dc:creator>treharne </dc:creator>
    <meta:editing-duration>PT25M18S</meta:editing-duration>
    <meta:editing-cycles>2</meta:editing-cycles>
    <meta:generator>LibreOffice/4.1.3.2$Linux_X86_64 LibreOffice_project/410m0$Build-2</meta:generator>
    <meta:document-statistic meta:table-count="1" meta:cell-count="39" meta:object-count="0"/>
  </office:meta>
</office:document-meta>
</file>